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081cm" svg:stroke-color="#ef413d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4.26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397cm" svg:y1="3.413cm" svg:x2="2.397cm" svg:y2="12.303cm">
          <text:p/>
        </draw:line>
        <draw:line draw:style-name="gr2" draw:text-style-name="P1" draw:layer="layout" svg:x1="2.397cm" svg:y1="12.43cm" svg:x2="18.907cm" svg:y2="12.43cm">
          <text:p/>
        </draw:line>
        <draw:path draw:style-name="gr3" draw:text-style-name="P1" draw:layer="layout" svg:width="13.704cm" svg:height="7.084cm" draw:transform="rotate (0.51696652444072) translate (3.44819645053814cm 9.54864998757248cm)" svg:viewBox="0 0 13705 7085" svg:d="M0 44c463-107 977-25 1369 304 278 234 593 474 1041 394 374-66 664 309 956 544 301 243 767 289 1129 168 439-146 930 75 1288-178 428-302 871 2 1226-211 421-253 871-311 1260-548 342-209 791-189 1071 134 267 307 749 515 748 978-1 470 29 951 203 1381 214 528 273 1096 562 1584 215 362 222 872 650 1081 375 184 771 381 1020 778 217 347 752 162 1037 471l145 161">
          <text:p/>
        </draw:path>
        <draw:frame draw:style-name="gr4" draw:text-style-name="P2" draw:layer="layout" svg:width="4.591cm" svg:height="0.962cm" svg:x="10.144cm" svg:y="4.429cm">
          <draw:text-box>
            <text:p><text:span text:style-name="T1">Peak demand</text:span></text:p>
          </draw:text-box>
        </draw:frame>
        <draw:frame draw:style-name="gr5" draw:text-style-name="P2" draw:layer="layout" svg:width="1.971cm" svg:height="0.962cm" svg:x="9.128cm" svg:y="12.938cm">
          <draw:text-box>
            <text:p text:style-name="P3"><text:span text:style-name="T1">Time</text:span></text:p>
          </draw:text-box>
        </draw:frame>
        <draw:frame draw:style-name="gr5" draw:text-style-name="P2" draw:layer="layout" svg:width="2.022cm" svg:height="0.962cm" svg:x="1.381cm" svg:y="2.651cm">
          <draw:text-box>
            <text:p text:style-name="P3"><text:span text:style-name="T1">Loa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31T11:16:28.810947456</meta:creation-date>
    <dc:date>2020-08-31T11:21:32.636847350</dc:date>
    <meta:editing-duration>PT5M4S</meta:editing-duration>
    <meta:editing-cycles>2</meta:editing-cycles>
    <meta:generator>LibreOffice/6.0.7.3$Linux_X86_64 LibreOffice_project/00m0$Build-3</meta:generator>
    <meta:document-statistic meta:object-count="6"/>
  </office:meta>
</office:document-meta>
</file>